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  <style:font-face style:name="Verdana-Bold1" svg:font-family="Verdana-Bold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fo:color="#000000" style:font-name="Verdana-Bold" fo:font-weight="bold" style:font-weight-asian="bold" style:font-name-complex="Verdana-Bold1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Verdana" style:font-name-complex="Verdana1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Verdana" fo:font-size="10pt" style:font-size-asian="10pt" style:font-name-complex="Verdana-Bold1" style:font-size-complex="10pt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6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000000" style:font-name="Verdana" style:font-name-complex="Verdana1"/>
    </style:style>
    <style:style style:name="P7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000000" style:font-name="Verdana" fo:font-size="10pt" style:font-size-asian="10pt" style:font-name-complex="Verdana1" style:font-size-complex="10pt"/>
    </style:style>
    <style:style style:name="P8" style:family="paragraph" style:parent-style-name="Standard">
      <style:paragraph-properties fo:margin-left="0.5in" fo:margin-right="0in" fo:margin-top="0in" fo:margin-bottom="0in" fo:line-height="100%" fo:text-indent="0in" style:auto-text-indent="false"/>
      <style:text-properties fo:color="#000000" style:font-name="Verdana" style:font-name-complex="Verdana1"/>
    </style:style>
    <style:style style:name="P9" style:family="paragraph" style:parent-style-name="Standard" style:master-page-name="Standard">
      <style:paragraph-properties fo:margin-top="0in" fo:margin-bottom="0in" fo:line-height="100%" style:page-number="auto"/>
      <style:text-properties fo:color="#000000" style:font-name="Verdana-Bold" fo:font-size="18pt" fo:font-weight="bold" style:font-size-asian="18pt" style:font-weight-asian="bold" style:font-name-complex="Verdana-Bold1" style:font-size-complex="18pt" style:font-weight-complex="bold"/>
    </style:style>
    <style:style style:name="P10" style:family="paragraph" style:parent-style-name="Standard">
      <style:paragraph-properties fo:margin-top="0in" fo:margin-bottom="0in" fo:line-height="100%"/>
      <style:text-properties style:font-name="Verdana" fo:font-size="10pt" style:font-size-asian="10pt" style:font-name-complex="Verdana1" style:font-size-complex="10pt"/>
    </style:style>
    <style:style style:name="P11" style:family="paragraph" style:parent-style-name="Standard">
      <style:paragraph-properties fo:margin-top="0in" fo:margin-bottom="0in" fo:line-height="100%"/>
      <style:text-properties fo:color="#000000" style:font-name="Verdana-Bold" fo:font-size="12pt" style:text-underline-style="solid" style:text-underline-width="auto" style:text-underline-color="font-color" fo:font-weight="bold" style:font-size-asian="12pt" style:font-weight-asian="bold" style:font-name-complex="Verdana-Bold1" style:font-size-complex="12pt" style:font-weight-complex="bold"/>
    </style:style>
    <style:style style:name="P12" style:family="paragraph" style:parent-style-name="Standard">
      <style:paragraph-properties fo:margin-top="0in" fo:margin-bottom="0in" fo:line-height="100%"/>
      <style:text-properties fo:color="#000000" style:font-name="Verdana-Bold" fo:font-weight="bold" style:font-weight-asian="bold" style:font-name-complex="Verdana-Bold1" style:font-weight-complex="bold"/>
    </style:style>
    <style:style style:name="P13" style:family="paragraph" style:parent-style-name="Standard">
      <style:paragraph-properties fo:margin-top="0in" fo:margin-bottom="0in" fo:line-height="100%"/>
      <style:text-properties fo:color="#000000" style:font-name="Verdana" style:font-name-complex="Verdana1"/>
    </style:style>
    <style:style style:name="P14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000000" style:font-name="Verdana" fo:font-size="10pt" style:font-size-asian="10pt" style:font-name-complex="Verdana1" style:font-size-complex="10pt"/>
    </style:style>
    <style:style style:name="P15" style:family="paragraph" style:parent-style-name="Standard">
      <style:paragraph-properties fo:margin-left="0in" fo:margin-right="0in" fo:margin-top="0in" fo:margin-bottom="0in" fo:line-height="100%" fo:text-indent="0.5in" style:auto-text-indent="false"/>
      <style:text-properties fo:color="#000000" style:font-name="Verdana" style:font-name-complex="Verdana1"/>
    </style:style>
    <style:style style:name="P16" style:family="paragraph" style:parent-style-name="Standard">
      <style:paragraph-properties fo:margin-left="1in" fo:margin-right="0in" fo:margin-top="0in" fo:margin-bottom="0in" fo:line-height="100%" fo:text-indent="0in" style:auto-text-indent="false"/>
      <style:text-properties fo:color="#000000" style:font-name="Verdana" fo:font-size="10pt" style:font-size-asian="10pt" style:font-name-complex="Verdana-Bold1" style:font-size-complex="10pt" style:font-weight-complex="bold"/>
    </style:style>
    <style:style style:name="P17" style:family="paragraph" style:parent-style-name="List_20_Paragraph" style:list-style-name="WWNum1">
      <style:paragraph-properties fo:margin-top="0in" fo:margin-bottom="0in" fo:line-height="100%"/>
      <style:text-properties fo:color="#000000" style:font-name="Verdana" fo:font-size="10pt" style:font-size-asian="10pt" style:font-name-complex="Verdana-Bold1" style:font-size-complex="10pt" style:font-weight-complex="bold"/>
    </style:style>
    <style:style style:name="P18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  <style:text-properties fo:color="#000000" style:font-name="Verdana" fo:font-size="10pt" style:font-size-asian="10pt" style:font-name-complex="Verdana-Bold1" style:font-size-complex="10pt" style:font-weight-complex="bold"/>
    </style:style>
    <style:style style:name="T1" style:family="text">
      <style:text-properties fo:color="#000000" style:font-name="Verdana-Bold" fo:font-size="10pt" fo:font-weight="bold" style:font-size-asian="10pt" style:font-weight-asian="bold" style:font-name-complex="Verdana-Bold1" style:font-size-complex="10pt" style:font-weight-complex="bold"/>
    </style:style>
    <style:style style:name="T2" style:family="text">
      <style:text-properties fo:color="#000000" style:font-name="Verdana-Bold" fo:font-weight="bold" style:font-weight-asian="bold" style:font-name-complex="Verdana-Bold1" style:font-weight-complex="bold"/>
    </style:style>
    <style:style style:name="T3" style:family="text">
      <style:text-properties fo:color="#000000" style:font-name="Verdana" fo:font-size="10pt" style:font-size-asian="10pt" style:font-name-complex="Verdana1" style:font-size-complex="10pt"/>
    </style:style>
    <style:style style:name="T4" style:family="text">
      <style:text-properties fo:color="#000000" style:font-name="Verdana" fo:font-size="10pt" style:font-size-asian="10pt" style:font-name-complex="Verdana-Bold1" style:font-size-complex="10pt" style:font-weight-complex="bold"/>
    </style:style>
    <style:style style:name="T5" style:family="text">
      <style:text-properties style:font-name="Verdana" fo:font-size="10pt" style:font-size-asian="10pt" style:font-name-complex="Verdana1" style:font-size-complex="10pt"/>
    </style:style>
    <style:style style:name="T6" style:family="text">
      <style:text-properties style:font-name="Verdana" fo:font-size="10pt" style:font-size-asian="10pt" style:font-size-complex="10pt"/>
    </style:style>
    <style:style style:name="T7" style:family="text">
      <style:text-properties fo:color="#000081" style:font-name="Verdana" fo:font-size="10pt" style:font-size-asian="10pt" style:font-name-complex="Verdana1" style:font-size-complex="10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İbrahim BALİ</text:p>
      <text:p text:style-name="P2"/>
      <text:p text:style-name="P1"><text:span text:style-name="T1">GSM: </text:span><text:span text:style-name="T3">+90 537 787 8180</text:span></text:p>
      <text:p text:style-name="P1"><text:span text:style-name="T1">E-mail: </text:span><text:span text:style-name="T7">balinegotium@gmail.com</text:span></text:p>
      <text:p text:style-name="P1"><text:span text:style-name="T1">Address: </text:span><text:span text:style-name="T5">Yayla Mah. Penguen Mercan </text:span></text:p>
      <text:p text:style-name="P10">apt. D Blok No:54 Tuzla/ISTANBUL</text:p>
      <text:p text:style-name="P3"/>
      <text:p text:style-name="P11">Personal Information</text:p>
      <text:p text:style-name="P2"/>
      <text:p text:style-name="P5"><text:span text:style-name="T1">Date of Birth: </text:span><text:span text:style-name="T3">28.03.1992</text:span></text:p>
      <text:p text:style-name="P5"><text:span text:style-name="T1">Place of Birth: </text:span><text:span text:style-name="T3">Izmit/TURKEY</text:span></text:p>
      <text:p text:style-name="P5"><text:span text:style-name="T1">Marital Status: </text:span><text:span text:style-name="T3">Single</text:span></text:p>
      <text:p text:style-name="P6"/>
      <text:p text:style-name="P2"><text:span text:style-name="T9">Education</text:span></text:p>
      <text:p text:style-name="P2"><text:span text:style-name="T9"/></text:p>
      <text:p text:style-name="P7">Sep 2010 – June 2017 Yeditepe University</text:p>
      <text:p text:style-name="P7">Electrical &amp; Electronics Engineering (English), BE</text:p>
      <text:p text:style-name="P7"/>
      <text:p text:style-name="P7">Sep 2006 – June 2010 Haydarpasa High School</text:p>
      <text:p text:style-name="P6"/>
      <text:p text:style-name="P11">Work Experience</text:p>
      <text:p text:style-name="P2"/>
      <text:p text:style-name="P2"><text:tab/><text:span text:style-name="T8">September 2014 <text:s/>- July 2015<text:tab/>Student Assistant at Yeditepe University Department of EEE</text:span></text:p>
      <text:p text:style-name="P1"><text:span text:style-name="T2"><text:tab/></text:span><text:span text:style-name="T4">11 August 2014 - 5 September 2014 Yıldız Teknoloji Geliştirme Bölgesi <text:tab/>Teknopark A.Ş</text:span></text:p>
      <text:p text:style-name="P4"/>
      <text:p text:style-name="P1"><text:span text:style-name="T4"><text:tab/>July 2012 – September 2012 </text:span><text:span text:style-name="T6">APS Ambalaj ve Paketleme San. ve Dış Tic. A.Ş</text:span></text:p>
      <text:list xml:id="list8103570112436811688" text:style-name="WWNum1">
        <text:list-item>
          <text:list>
            <text:list-header>
              <text:p text:style-name="P18"/>
            </text:list-header>
          </text:list>
        </text:list-item>
      </text:list>
      <text:p text:style-name="P3"/>
      <text:p text:style-name="P11">Computer Skills</text:p>
      <text:p text:style-name="P2"/>
      <text:p text:style-name="P5"><text:span text:style-name="T1">Languages: </text:span><text:span text:style-name="T3">C, Python, Ruby, MSP430 Assembly, Verilog</text:span></text:p>
      <text:p text:style-name="P5"><text:span text:style-name="T1">Software: </text:span><text:span text:style-name="T3">Xilinx Project Navigator, OrCAD Capture CIS, Mathworks Matlab, Code Composer Studio</text:span></text:p>
      <text:p text:style-name="P8"/>
      <text:p text:style-name="P11">Languages</text:p>
      <text:p text:style-name="P2"/>
      <text:p text:style-name="P6">English (Advanced) (skip. Prep. school)</text:p>
      <text:p text:style-name="P6">German (Basic)</text:p>
      <text:p text:style-name="P3"><text:tab/></text:p>
      <text:p text:style-name="P11">Interests</text:p>
      <text:p text:style-name="P2"/>
      <text:p text:style-name="P6">Programming, Guitar, Piano, Video Games, Latin language, Cryptology, Digital Signal Processing, Acting, Basketball, Puzz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  <style:font-face style:name="Verdana-Bold1" svg:font-family="Verdana-Bold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elone Maxwell</meta:initial-creator>
    <meta:editing-cycles>12</meta:editing-cycles>
    <meta:print-date>2014-08-26T20:09:00</meta:print-date>
    <meta:creation-date>2014-06-17T15:52:00</meta:creation-date>
    <dc:date>2017-07-15T19:32:34.34</dc:date>
    <meta:editing-duration>PT10M48S</meta:editing-duration>
    <meta:generator>OpenOffice/4.1.3$Win32 OpenOffice.org_project/413m1$Build-9783</meta:generator>
    <meta:document-statistic meta:table-count="0" meta:image-count="0" meta:object-count="0" meta:page-count="1" meta:paragraph-count="26" meta:word-count="140" meta:character-count="98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